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64764" officeooo:paragraph-rsid="00064764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64764" officeooo:paragraph-rsid="00064764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officeooo:paragraph-rsid="000dfd5c"/>
    </style:style>
    <style:style style:name="P4" style:family="paragraph" style:parent-style-name="Standard">
      <style:paragraph-properties fo:text-align="start" style:justify-single-word="false"/>
      <style:text-properties officeooo:paragraph-rsid="0010e444"/>
    </style:style>
    <style:style style:name="P5" style:family="paragraph" style:parent-style-name="Standard">
      <style:text-properties style:font-name="Liberation Serif" fo:font-size="14pt" style:font-size-asian="14pt" style:font-size-complex="14pt"/>
    </style:style>
    <style:style style:name="P6" style:family="paragraph" style:parent-style-name="Standard">
      <style:text-properties style:font-name="Liberation Serif" fo:font-size="14pt" officeooo:paragraph-rsid="000dfd5c" style:font-size-asian="14pt" style:font-size-complex="14pt"/>
    </style:style>
    <style:style style:name="P7" style:family="paragraph" style:parent-style-name="Standard">
      <style:text-properties style:font-name="Liberation Serif" fo:font-size="14pt" officeooo:rsid="000f2b8f" officeooo:paragraph-rsid="000f2b8f" style:font-size-asian="14pt" style:font-size-complex="14pt"/>
    </style:style>
    <style:style style:name="P8" style:family="paragraph" style:parent-style-name="Standard">
      <style:text-properties officeooo:paragraph-rsid="000f2b8f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202124" style:font-name="Liberation Serif" fo:font-size="14pt" fo:letter-spacing="normal" fo:font-style="normal" fo:font-weight="normal" officeooo:rsid="00064764" officeooo:paragraph-rsid="0010e444" style:font-size-asian="14pt" style:font-size-complex="14pt"/>
    </style:style>
    <style:style style:name="T1" style:family="text">
      <style:text-properties fo:font-size="14pt" officeooo:rsid="00127ee8" style:font-size-asian="12.25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fo:color="#202124" style:font-name="Liberation Serif" fo:font-size="14pt" fo:letter-spacing="normal" fo:language="uk" fo:country="UA" fo:font-style="normal" fo:font-weight="normal" officeooo:rsid="00064764" style:font-size-asian="14pt" style:font-size-complex="14pt"/>
    </style:style>
    <style:style style:name="T4" style:family="text">
      <style:text-properties fo:font-variant="normal" fo:text-transform="none" fo:color="#202124" style:font-name="Liberation Serif" fo:font-size="14pt" fo:letter-spacing="normal" fo:language="uk" fo:country="UA" fo:font-style="normal" fo:font-weight="normal" officeooo:rsid="000c5e0f" style:font-size-asian="14pt" style:font-size-complex="14pt"/>
    </style:style>
    <style:style style:name="T5" style:family="text">
      <style:text-properties fo:font-variant="normal" fo:text-transform="none" fo:color="#202124" style:font-name="Liberation Serif" fo:font-size="14pt" fo:letter-spacing="normal" fo:language="uk" fo:country="UA" fo:font-style="normal" fo:font-weight="normal" officeooo:rsid="000dfd5c" style:font-size-asian="14pt" style:font-size-complex="14pt"/>
    </style:style>
    <style:style style:name="T6" style:family="text">
      <style:text-properties fo:font-variant="normal" fo:text-transform="none" fo:color="#202124" style:font-name="Liberation Serif" fo:font-size="14pt" fo:letter-spacing="normal" fo:language="uk" fo:country="UA" fo:font-style="normal" fo:font-weight="normal" officeooo:rsid="000f2b8f" style:font-size-asian="14pt" style:font-size-complex="14pt"/>
    </style:style>
    <style:style style:name="T7" style:family="text">
      <style:text-properties fo:font-variant="normal" fo:text-transform="none" fo:color="#202124" style:font-name="Liberation Serif" fo:font-size="14pt" fo:letter-spacing="normal" fo:language="uk" fo:country="UA" fo:font-style="normal" fo:font-weight="normal" officeooo:rsid="000fa0f4" style:font-size-asian="14pt" style:font-size-complex="14pt"/>
    </style:style>
    <style:style style:name="T8" style:family="text">
      <style:text-properties fo:font-variant="normal" fo:text-transform="none" fo:color="#202124" style:font-name="Liberation Serif" fo:font-size="14pt" fo:letter-spacing="normal" fo:font-style="normal" fo:font-weight="normal" officeooo:rsid="00064764" style:font-size-asian="14pt" style:font-size-complex="14pt"/>
    </style:style>
    <style:style style:name="T9" style:family="text">
      <style:text-properties fo:font-variant="normal" fo:text-transform="none" fo:color="#202124" style:font-name="Liberation Serif" fo:font-size="14pt" fo:letter-spacing="normal" fo:font-style="normal" fo:font-weight="normal" officeooo:rsid="0010e444" style:font-size-asian="14pt" style:font-size-complex="14pt"/>
    </style:style>
    <style:style style:name="T10" style:family="text">
      <style:text-properties fo:font-variant="normal" fo:text-transform="none" fo:color="#202124" style:font-name="Liberation Serif" fo:font-size="14pt" fo:letter-spacing="normal" fo:font-style="normal" fo:font-weight="normal" officeooo:rsid="00127ee8" style:font-size-asian="14pt" style:font-size-complex="14pt"/>
    </style:style>
    <style:style style:name="T11" style:family="text">
      <style:text-properties style:font-name="Liberation Serif" fo:font-size="14pt" style:font-size-asian="14pt" style:font-size-complex="14pt"/>
    </style:style>
    <style:style style:name="T12" style:family="text">
      <style:text-properties style:font-name="Liberation Serif" fo:font-size="14pt" officeooo:rsid="000c5e0f" style:font-size-asian="14pt" style:font-size-complex="14pt"/>
    </style:style>
    <style:style style:name="T13" style:family="text">
      <style:text-properties style:font-name="Liberation Serif" fo:font-size="14pt" officeooo:rsid="000dfd5c" style:font-size-asian="14pt" style:font-size-complex="14pt"/>
    </style:style>
    <style:style style:name="T14" style:family="text">
      <style:text-properties style:font-name="Liberation Serif" fo:font-size="14pt" officeooo:rsid="000f2b8f" style:font-size-asian="14pt" style:font-size-complex="14pt"/>
    </style:style>
    <style:style style:name="T15" style:family="text">
      <style:text-properties officeooo:rsid="000f2b8f"/>
    </style:style>
    <style:style style:name="T16" style:family="text">
      <style:text-properties style:text-position="super 58%" fo:font-size="14pt" officeooo:rsid="00127ee8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етоди обробки сигналів</text:p>
      <text:p text:style-name="P2"/>
      <text:p text:style-name="P9"><text:tab/>Інтеграл Фур’є вимірює кількість коливань на певній частоті в деякому f. Формула інверсії представляє f як суму синусоїдних хвиль деякої частоти. Найбільш важливою для обробки сигналів є теорема згортки, яка показує, що синусоїдні хвилі є власними значеннями згортки. Ця теорема використовується в фільтруванні частот. </text:p>
      <text:p text:style-name="P4"><text:span text:style-name="T8"><text:tab/>Лінійні фільтри поділяються за значенням частот: ідеальний фільтр низьких частот, що допомагає позбутися всіх частот, значення яких вище за значення частоти відсічення, фільтр високих частот, </text:span><text:span text:style-name="T9">смуговий фільтр, тощо</text:span><text:span text:style-name="T8">. </text:span><text:span text:style-name="T9">Одними з лінійних фільтрів є фільтри Чебишева, що використовуються для того, щоб відділити одну смугу частот від інших. Основними характеристиками таких фільтрів є їх швидкість та досить крутий спад амплітудно-частотної характеристики, тобто залежності вихідної амплітуди від вхідної частоти. Вони основані на так званому z-перетворенні, </text:span><text:span text:style-name="T10">або перетворенні Лорана.</text:span></text:p>
      <text:p text:style-name="P3"><text:span text:style-name="T3"><text:tab/>Віконне перетворення Фур'є розкладає сигнали над формами </text:span><text:span text:style-name="T5">з </text:span><text:span text:style-name="T3">однакови</text:span><text:span text:style-name="T5">м</text:span><text:span text:style-name="T3"> час</text:span><text:span text:style-name="T5">ом</text:span><text:span text:style-name="T3"> і </text:span><text:span text:style-name="T5">розширенням частот</text:span><text:span text:style-name="T3">. Таким чином, в</text:span><text:span text:style-name="T5">оно</text:span><text:span text:style-name="T3"> </text:span><text:span text:style-name="T5">є </text:span><text:span text:style-name="T3">ефективни</text:span><text:span text:style-name="T5">м, коли</text:span><text:span text:style-name="T3"> сигнал не включає структури, що </text:span><text:span text:style-name="T5">є</text:span><text:span text:style-name="T3"> локалізован</text:span><text:span text:style-name="T5">ими </text:span><text:span text:style-name="T3">в часі, а</text:span><text:span text:style-name="T5">бо в </text:span><text:span text:style-name="T3">частот</text:span><text:span text:style-name="T5">і</text:span><text:span text:style-name="T3">. </text:span><text:span text:style-name="T7">В випадку ж, коли в сигналі наявні такі структури, використовуються в</text:span><text:span text:style-name="T3">ейвлети </text:span><text:span text:style-name="T5">(математичні функції, що розрізають дані на різні частотні компоненти, а потім вивчають кожну компоненту відповідно до її масштабу. Такі функції мають перевагу перед традиційними методами Фур'є якщо сигнал містить розриви та різкі стрибки), </text:span><text:span text:style-name="T7">які</text:span><text:span text:style-name="T3"> вирішують цю проблему, змінюючи час та роз</text:span><text:span text:style-name="T5">ширення частоти. </text:span><text:span text:style-name="T3">Для аналізу сигнал</text:span><text:span text:style-name="T4">ів дуже</text:span><text:span text:style-name="T3"> різних розмірів вейвлет-перетворення розклада</text:span><text:span text:style-name="T4">ють</text:span><text:span text:style-name="T3"> сигнали над розширеними та перекладеними вейвлетами. </text:span></text:p>
      <text:p text:style-name="P3"><text:span text:style-name="T5"><text:tab/>Вейвлет-перетворення використовуються, наприклад, в процесінгу зображень для видалення Гаусовського шуму. </text:span><text:span text:style-name="T6">На відміну</text:span><text:span text:style-name="T12"> </text:span><text:span text:style-name="T14">від </text:span><text:span text:style-name="T11">віконн</text:span><text:span text:style-name="T14">ого </text:span><text:span text:style-name="T11">перетворення Фур'є, вейвлет-перетворення </text:span><text:span text:style-name="T14">може описувати будь-який тип сигналу як в часі, так і в частоті</text:span><text:span text:style-name="T11">. </text:span><text:span text:style-name="T14">Іноді можуть виникати проблеми, для рішення яких </text:span><text:span text:style-name="T11"><text:s/></text:span><text:span text:style-name="T14">необхідно</text:span><text:span text:style-name="T11"> використовувати складн</text:span><text:span text:style-name="T13">і</text:span><text:span text:style-name="T11"> аналітичн</text:span><text:span text:style-name="T13">і</text:span><text:span text:style-name="T11"> вейвлет</text:span><text:span text:style-name="T13">и</text:span><text:span text:style-name="T11">, як</text:span><text:span text:style-name="T13">і</text:span><text:span text:style-name="T11"> можуть розділяти амплітудні та фазові компоненти.</text:span></text:p>
      <text:p text:style-name="P6"><text:tab/><text:span text:style-name="T15">Перетворення Радона тісно пов’язане з перетворенням Фурьє, і використовується зазвичай в обробці зображень, перетворюючи зображення з двовимірного на одновімірне через його проекцію, що є сумою інтенсивності пікселів даного зображення в усіх напрямках, тобто криволінійний інтеграл.</text:span></text:p>
      <text:p text:style-name="P5"/>
      <text:p text:style-name="P5"/>
      <text:p text:style-name="P5"/>
      <text:p text:style-name="P5"/>
      <text:p text:style-name="P5"/>
      <text:p text:style-name="P5"/>
      <text:p text:style-name="P7">ЛІТЕРАТУРА</text:p>
      <text:p text:style-name="P7"><text:tab/>Mallat S. A Wavelet Tour of Signal Processing: The Sparse Way. 3rd ed. London: Academic Press, 2008</text:p>
      <text:p text:style-name="P7"><text:soft-page-break/><text:tab/>Gonzalez R., Woods R. Digital image processing. 3rd ed. New York: Pearson, 2007</text:p>
      <text:p text:style-name="P8"><text:span text:style-name="T14"><text:tab/>Carsten Høilund, </text:span><text:span text:style-name="T2">The Radon Transform, </text:span><text:span text:style-name="T14">2007</text:span></text:p>
      <text:p text:style-name="P8"><text:tab/><text:span text:style-name="T1">Smith S., The Scientist and Engineer’s Guide to Digital Signal Processing, 2</text:span><text:span text:style-name="T16">nd</text:span><text:span text:style-name="T1"> 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9T22:57:52.015803486</meta:creation-date>
    <dc:date>2021-01-30T02:03:45.131738268</dc:date>
    <meta:editing-duration>PT14M1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11" meta:word-count="353" meta:character-count="2632" meta:non-whitespace-character-count="2278"/>
  </office:meta>
</office:document-meta>
</file>